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8" calcext:value-type="float">
            <text:p>358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4.6028in" svg:y="0.3252in">
            <draw:object draw:notify-on-update-of-ranges="Sheet2.A1:Sheet2.A16 Sheet2.B1:Sheet2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62" calcext:value-type="float">
            <text:p>2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7:04:48.480234044</meta:creation-date>
    <dc:date>2025-11-21T17:21:49.561267142</dc:date>
    <meta:editing-duration>PT17M</meta:editing-duration>
    <meta:editing-cycles>2</meta:editing-cycles>
    <meta:generator>LibreOffice/25.2.3.2$Linux_X86_64 LibreOffice_project/520$Build-2</meta:generator>
    <meta:document-statistic meta:table-count="2" meta:cell-count="8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5cm" svg:y="4.201cm" style:legend-expansion="high" chart:style-name="ch2"/>
        <chart:plot-area chart:style-name="ch3" svg:x="-0.825cm" svg:y="-0.199cm" svg:width="13.094cm" svg:height="8.639cm">
          <chart:coordinate-region svg:x="0cm" svg:y="0cm" svg:width="11.9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6" chart:class="chart:scatter">
            <chart:domain table:cell-range-address="Sheet2.A1:Sheet2.A16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2.A1:Sheet2.A16</svg:desc>
                </draw:g>
              </table:table-cell>
              <table:table-cell office:value-type="float" office:value="0">
                <text:p>0</text:p>
                <draw:g>
                  <svg:desc>Sheet2.B1:Sheet2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0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">
                <text:p>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">
                <text:p>5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0">
                <text:p>5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0">
                <text:p>6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0">
                <text:p>6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">
                <text:p>6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